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62.9pt"/>
    </style:style>
    <style:style style:name="co3" style:family="table-column">
      <style:table-column-properties fo:break-before="auto" style:column-width="65.4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668f8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none"/>
    </style:style>
    <style:style style:name="ce22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668f8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ackground-color="#3668f8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3668f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solid #000000" fo:background-color="#ffffff" style:text-align-source="fix" style:repeat-content="false" fo:border-left="0.06pt solid #000000" fo:border-right="0.99pt solid #000000" fo:border-top="0.99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99pt solid #000000" fo:background-color="#ffffff" style:text-align-source="fix" style:repeat-content="false" fo:border-left="0.06pt solid #000000" fo:border-right="0.99pt solid #000000" fo:border-top="0.99pt solid #000000"/>
      <style:paragraph-properties fo:text-align="center" fo:margin-left="0pt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99pt solid #000000"/>
      <style:paragraph-properties fo:text-align="center" fo:margin-left="0pt"/>
    </style:style>
    <style:style style:name="ce37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3668f8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06pt solid #000000" fo:border-top="0.99pt solid #000000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42" style:family="table-cell" style:parent-style-name="Default">
      <style:table-cell-properties fo:border-bottom="0.06pt solid #000000" fo:background-color="#ffffff" fo:border-left="0.99pt solid #000000" fo:border-right="0.06pt solid #000000" fo:border-top="0.99pt solid #000000"/>
    </style:style>
    <style:style style:name="ce16" style:family="table-cell" style:parent-style-name="Default">
      <style:table-cell-properties fo:background-color="#3668f8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ackground-color="#3668f8" fo:border="0.06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8.57pt" svg:height="282.25pt" svg:x="467.57pt" svg:y="90.88pt">
            <draw:object draw:notify-on-update-of-ranges="Sheet1.E2:Sheet1.E2 Sheet1.E3:Sheet1.E6 Sheet1.F2:Sheet1.F2 Sheet1.F3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9"/>
          <table:table-cell table:style-name="ce32" office:value-type="string" calcext:value-type="string" table:number-columns-spanned="2" table:number-rows-spanned="1">
            <text:p>DATA SET 1</text:p>
          </table:table-cell>
          <table:covered-table-cell table:style-name="ce38" office:value-type="string" calcext:value-type="string">
            <text:p>TEST</text:p>
          </table:covered-table-cell>
          <table:table-cell table:style-name="ce16" office:value-type="string" calcext:value-type="string" table:number-columns-spanned="2" table:number-rows-spanned="1">
            <text:p>DATA SET2</text:p>
          </table:table-cell>
          <table:covered-table-cell table:style-name="ce9" office:value-type="string" calcext:value-type="string">
            <text:p>TEST</text:p>
          </table:covered-table-cell>
          <table:table-cell table:style-name="ce19" office:value-type="string" calcext:value-type="string">
            <text:p>DATA SET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33" office:value-type="string" calcext:value-type="string">
            <text:p>RSE-TRAIN</text:p>
          </table:table-cell>
          <table:table-cell table:style-name="ce39" office:value-type="string" calcext:value-type="string">
            <text:p>RSE-TEST</text:p>
          </table:table-cell>
          <table:table-cell table:style-name="ce2" office:value-type="string" calcext:value-type="string">
            <text:p>RSE-TRAIN</text:p>
          </table:table-cell>
          <table:table-cell table:number-columns-repeated="2" table:style-name="ce2" office:value-type="string" calcext:value-type="string">
            <text:p>RSE-TE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34" office:value-type="float" office:value="280" calcext:value-type="float">
            <text:p>280</text:p>
          </table:table-cell>
          <table:table-cell table:style-name="ce40" office:value-type="float" office:value="737" calcext:value-type="float">
            <text:p>737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35" office:value-type="float" office:value="196" calcext:value-type="float">
            <text:p>196</text:p>
          </table:table-cell>
          <table:table-cell table:style-name="ce41" office:value-type="float" office:value="766" calcext:value-type="float">
            <text:p>766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LR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149" calcext:value-type="float">
            <text:p>149</text:p>
          </table:table-cell>
          <table:table-cell table:style-name="ce41" office:value-type="float" office:value="801" calcext:value-type="float">
            <text:p>801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9394" calcext:value-type="float">
            <text:p>19394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35" office:value-type="float" office:value="113" calcext:value-type="float">
            <text:p>113</text:p>
          </table:table-cell>
          <table:table-cell table:style-name="ce41" office:value-type="float" office:value="3438" calcext:value-type="float">
            <text:p>3438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1779816" calcext:value-type="float">
            <text:p>1779816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1"/>
          <table:table-cell table:style-name="ce36"/>
          <table:table-cell table:style-name="ce42"/>
          <table:table-cell table:style-name="ce11"/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22" office:value-type="string" calcext:value-type="string" table:number-columns-spanned="2" table:number-rows-spanned="1">
            <text:p>FEATURES</text:p>
          </table:table-cell>
          <table:covered-table-cell table:style-name="ce14"/>
          <table:table-cell table:style-name="ce37" office:value-type="string" calcext:value-type="string" table:number-columns-spanned="2" table:number-rows-spanned="1">
            <text:p>ADJ R2</text:p>
          </table:table-cell>
          <table:covered-table-cell table:style-name="ce14" office:value-type="string" calcext:value-type="string">
            <text:p>TEST</text:p>
          </table:covered-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DATASET 1</text:p>
          </table:table-cell>
          <table:table-cell table:style-name="ce2" office:value-type="string" calcext:value-type="string">
            <text:p>DATASET2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78" calcext:value-type="float">
            <text:p>0.78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ML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2" calcext:value-type="float">
            <text:p>0.92</text:p>
          </table:table-cell>
          <table:table-cell table:style-name="ce11" office:value-type="float" office:value="0.96" calcext:value-type="float">
            <text:p>0.96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0.97" calcext:value-type="float">
            <text:p>0.97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1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4" table:number-rows-spanned="1">
            <text:p>DATA SETS</text:p>
          </table:table-cell>
          <table:covered-table-cell table:style-name="ce14"/>
          <table:covered-table-cell table:style-name="ce37" office:value-type="string" calcext:value-type="string">
            <text:p>ADJ R2</text:p>
          </table:covered-table-cell>
          <table:covered-table-cell table:style-name="ce14" office:value-type="string" calcext:value-type="string">
            <text:p>TEST</text:p>
          </table:covered-table-cell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8"/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Train/Test</text:p>
          </table:table-cell>
          <table:table-cell table:style-name="ce8" office:value-type="string" calcext:value-type="string">
            <text:p>Outliers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20" office:value-type="string" calcext:value-type="string">
            <text:p>DATASET1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20" office:value-type="string" calcext:value-type="string">
            <text:p>Included</text:p>
          </table:table-cell>
          <table:table-cell table:style-name="ce20" office:value-type="string" calcext:value-type="string">
            <text:p>Model trained used train/test split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DATASET2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20" office:value-type="string" calcext:value-type="string">
            <text:p>Excluded</text:p>
          </table:table-cell>
          <table:table-cell table:style-name="ce20" office:value-type="string" calcext:value-type="string">
            <text:p>Model trained used train/test split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DATASET3</text:p>
          </table:table-cell>
          <table:table-cell table:style-name="ce15" office:value-type="float" office:value="100000" calcext:value-type="float">
            <text:p>100,000</text:p>
          </table:table-cell>
          <table:table-cell table:style-name="ce11" office:value-type="string" calcext:value-type="string">
            <text:p>70/30</text:p>
          </table:table-cell>
          <table:table-cell table:style-name="ce20" office:value-type="string" calcext:value-type="string">
            <text:p>Excluded</text:p>
          </table:table-cell>
          <table:table-cell table:style-name="ce18" office:value-type="string" calcext:value-type="string" table:number-columns-spanned="3" table:number-rows-spanned="1">
            <text:p>*train using s4, predict using s5</text:p>
          </table:table-cell>
          <table:covered-table-cell table:number-columns-repeated="2" table:style-name="ce20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0:57:18.661325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8:00:13.541130080</meta:creation-date>
    <dc:date>2019-04-21T12:04:20.748263630</dc:date>
    <meta:editing-duration>PT32M25S</meta:editing-duration>
    <meta:editing-cycles>7</meta:editing-cycles>
    <meta:generator>LibreOffice/6.0.7.3$Linux_X86_64 LibreOffice_project/00m0$Build-3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84cm" svg:height="9.958cm" xlink:href=".." xlink:type="simple" chart:class="chart:line" chart:style-name="ch1">
        <chart:title svg:x="5.233cm" svg:y="0cm" chart:style-name="ch2">
          <text:p>Dataset 2 - Train vs Test RSE</text:p>
        </chart:title>
        <chart:legend chart:legend-position="end" svg:x="13.688cm" svg:y="4.431cm" style:legend-expansion="high" chart:style-name="ch3"/>
        <chart:plot-area chart:style-name="ch4" table:cell-range-address="Sheet1.E2:Sheet1.F6" chart:data-source-has-labels="row" svg:x="1.348cm" svg:y="0.837cm" svg:width="12.803cm" svg:height="7.94cm">
          <chartooo:coordinate-region svg:x="2.155cm" svg:y="1.036cm" svg:width="11.902cm" svg:height="7.094cm"/>
          <chart:axis chart:dimension="x" chart:name="primary-x" chart:style-name="ch5">
            <chart:title svg:x="6.012cm" svg:y="8.976cm" chart:style-name="ch6">
              <text:p>Number of Polynomials</text:p>
            </chart:title>
          </chart:axis>
          <chart:axis chart:dimension="y" chart:name="primary-y" chart:style-name="ch5">
            <chart:title svg:x="0.451cm" svg:y="5.195cm" chart:style-name="ch7">
              <text:p>RSE</text:p>
            </chart:title>
            <chart:grid chart:style-name="ch8" chart:class="major"/>
          </chart:axis>
          <chart:series chart:style-name="ch9" chart:values-cell-range-address="Sheet1.E3:Sheet1.E6" chart:label-cell-address="Sheet1.E2:Sheet1.E2" chart:class="chart:line">
            <chart:data-point chart:repeated="4"/>
          </chart:series>
          <chart:series chart:style-name="ch10" chart:values-cell-range-address="Sheet1.F3:Sheet1.F6" chart:label-cell-address="Sheet1.F2:Sheet1.F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E-TRAIN</text:p>
                <draw:g>
                  <svg:desc>Sheet1.E2:Sheet1.E2</svg:desc>
                </draw:g>
              </table:table-cell>
              <table:table-cell office:value-type="string">
                <text:p>RSE-TES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6">
                <text:p>246</text:p>
                <draw:g>
                  <svg:desc>Sheet1.E3:Sheet1.E6</svg:desc>
                </draw:g>
              </table:table-cell>
              <table:table-cell office:value-type="float" office:value="247">
                <text:p>247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5">
                <text:p>106.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